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7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8.142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10.104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6.9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706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80808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706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start" fo:margin-left="0.353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4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 style:data-style-name="N100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2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fo:background-color="#808080" style:text-align-source="fix" style:repeat-content="false" fo:border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 style:data-style-name="N100">
      <style:table-cell-properties fo:background-color="#c0c0c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37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non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00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5" style:family="table-cell" style:parent-style-name="Default" style:data-style-name="N100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47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99">
      <style:table-cell-properties fo:background-color="#80808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99">
      <style:table-cell-properties fo:background-color="#c0c0c0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2" style:family="table-cell" style:parent-style-name="Default" style:data-style-name="N99">
      <style:table-cell-properties fo:background-color="#808080"/>
    </style:style>
    <style:style style:name="ce53" style:family="table-cell" style:parent-style-name="Default">
      <style:table-cell-properties fo:background-color="#808080"/>
    </style:style>
    <style:style style:name="ce54" style:family="table-cell" style:parent-style-name="Default" style:data-style-name="N100">
      <style:table-cell-properties fo:background-color="#808080" style:text-align-source="fix" style:repeat-content="false" fo:wrap-option="wrap" fo:border="non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58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00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c0c0c0"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6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63" style:family="table-cell" style:parent-style-name="Default">
      <style:table-cell-properties fo:background-color="#808080" style:text-align-source="fix" style:repeat-content="false" fo:wrap-option="wrap"/>
      <style:paragraph-properties fo:text-align="start"/>
    </style:style>
    <style:style style:name="ce64" style:family="table-cell" style:parent-style-name="Default">
      <style:table-cell-properties fo:background-color="#808080" fo:border="none"/>
    </style:style>
    <style:style style:name="ce65" style:family="table-cell" style:parent-style-name="Default">
      <style:table-cell-properties fo:background-color="#c0c0c0"/>
    </style:style>
    <style:style style:name="ce66" style:family="table-cell" style:parent-style-name="Default" style:data-style-name="N99">
      <style:table-cell-properties fo:background-color="#c0c0c0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71" style:family="table-cell" style:parent-style-name="Default" style:data-style-name="N99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  <style:map style:condition="cell-content()=1" style:apply-style-name="DУспешно" style:base-cell-address="Лист1.C5"/>
      <style:map style:condition="cell-content()=0" style:apply-style-name="DНе_20_удачно" style:base-cell-address="Лист1.C5"/>
    </style:style>
    <style:style style:name="ce72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73" style:family="table-cell" style:parent-style-name="Default" style:data-style-name="N99">
      <style:table-cell-properties fo:border-bottom="none" fo:background-color="#808080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808080" fo:border-left="0.06pt solid #000000" fo:border-right="none" fo:border-top="none"/>
    </style:style>
    <style:style style:name="ce75" style:family="table-cell" style:parent-style-name="Default">
      <style:table-cell-properties fo:border-bottom="none" fo:border-left="0.06pt solid #000000" fo:border-right="none" fo:border-top="none"/>
    </style:style>
    <style:style style:name="ce76" style:family="table-cell" style:parent-style-name="Default" style:data-style-name="N99">
      <style:map style:condition="cell-content()=1" style:apply-style-name="DУспешно" style:base-cell-address="Лист1.I40"/>
      <style:map style:condition="cell-content()=0" style:apply-style-name="DНе_20_удачно" style:base-cell-address="Лист1.I40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1"/>
        <table:table-column-group>
          <table:table-column-group>
            <table:table-column table:style-name="co3" table:default-cell-style-name="ce28"/>
          </table:table-column-group>
          <table:table-column-group>
            <table:table-column table:style-name="co3" table:default-cell-style-name="ce36"/>
          </table:table-column-group>
          <table:table-column-group>
            <table:table-column table:style-name="co3" table:default-cell-style-name="ce36"/>
          </table:table-column-group>
          <table:table-column-group>
            <table:table-column table:style-name="co3" table:default-cell-style-name="ce44"/>
          </table:table-column-group>
        </table:table-column-group>
        <table:table-column-group table:display="false">
          <table:table-column-group>
            <table:table-column table:style-name="co3" table:visibility="collapse" table:default-cell-style-name="Default"/>
          </table:table-column-group>
          <table:table-column-group>
            <table:table-column table:style-name="co4" table:visibility="collapse" table:default-cell-style-name="ce62"/>
          </table:table-column-group>
          <table:table-column-group>
            <table:table-column table:style-name="co5" table:visibility="collapse" table:default-cell-style-name="Default"/>
          </table:table-column-group>
          <table:table-column-group table:display="false">
            <table:table-column table:style-name="co6" table:visibility="collapse" table:default-cell-style-name="Default"/>
          </table:table-column-group>
        </table:table-column-group>
        <table:table-column-group table:display="false">
          <table:table-column-group>
            <table:table-column table:style-name="co3" table:visibility="collapse" table:default-cell-style-name="ce75"/>
          </table:table-column-group>
          <table:table-column-group table:display="false">
            <table:table-column table:style-name="co7" table:visibility="collapse" table:default-cell-style-name="Default"/>
          </table:table-column-group>
          <table:table-column-group>
            <table:table-column table:style-name="co5" table:visibility="collapse" table:default-cell-style-name="Default"/>
          </table:table-column-group>
          <table:table-column-group table:display="false">
            <table:table-column table:style-name="co8" table:visibility="collapse" table:default-cell-style-name="Default"/>
          </table:table-column-group>
        </table:table-column-group>
        <table:table-column table:style-name="co9" table:number-columns-repeated="1010" table:default-cell-style-name="Default"/>
        <table:table-row table:style-name="ro1">
          <table:table-cell table:style-name="ce1" office:value-type="string" table:number-columns-spanned="1" table:number-rows-spanned="2">
            <text:p>Тестируемые компоненты</text:p>
          </table:table-cell>
          <table:table-cell table:style-name="ce14" office:value-type="string" table:number-columns-spanned="1" table:number-rows-spanned="2">
            <text:p>ID</text:p>
          </table:table-cell>
          <table:table-cell table:style-name="ce14" office:value-type="string" table:number-columns-spanned="4" table:number-rows-spanned="1">
            <text:p>odt</text:p>
          </table:table-cell>
          <table:covered-table-cell table:number-columns-repeated="2" table:style-name="ce29"/>
          <table:covered-table-cell table:style-name="ce38"/>
          <table:table-cell table:style-name="ce1" office:value-type="string" table:number-columns-spanned="4" table:number-rows-spanned="1">
            <text:p>doc</text:p>
          </table:table-cell>
          <table:covered-table-cell table:style-name="ce30"/>
          <table:covered-table-cell table:number-columns-repeated="2" table:style-name="ce2"/>
          <table:table-cell table:style-name="ce68" office:value-type="string" table:number-columns-spanned="4" table:number-rows-spanned="1">
            <text:p>docx</text:p>
          </table:table-cell>
          <table:covered-table-cell table:number-columns-repeated="3"/>
          <table:table-cell table:number-columns-repeated="1010"/>
        </table:table-row>
        <table:table-row table:style-name="ro1">
          <table:covered-table-cell table:style-name="ce2"/>
          <table:covered-table-cell table:style-name="ce15"/>
          <table:table-cell table:style-name="ce22" office:value-type="string">
            <text:p>LibreOffice 3.5</text:p>
          </table:table-cell>
          <table:table-cell table:style-name="ce30" office:value-type="string">
            <text:p>Примечание</text:p>
          </table:table-cell>
          <table:table-cell table:style-name="ce37" office:value-type="string">
            <text:p>MS Office 2010</text:p>
          </table:table-cell>
          <table:table-cell table:style-name="ce30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30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style-name="ce2" office:value-type="string">
            <text:p>LibreOffice 3.5</text:p>
          </table:table-cell>
          <table:table-cell table:style-name="ce30" office:value-type="string">
            <text:p>Примечание</text:p>
          </table:table-cell>
          <table:table-cell table:style-name="ce2" office:value-type="string">
            <text:p>MS Office 2010</text:p>
          </table:table-cell>
          <table:table-cell table:style-name="ce2" office:value-type="string">
            <text:p>Примечание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Страница</text:p>
          </table:table-cell>
          <table:table-cell table:style-name="ce16" office:value-type="float" office:value="1">
            <text:p>1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31"/>
          <table:table-cell table:style-name="ce54"/>
          <table:table-cell table:style-name="ce64" table:number-columns-repeated="2"/>
          <table:table-cell table:style-name="ce69"/>
          <table:table-cell table:style-name="ce59"/>
          <table:table-cell table:style-name="ce64" table:number-columns-repeated="1012"/>
        </table:table-row>
        <table:table-row-group>
          <table:table-row table:style-name="ro2">
            <table:table-cell table:style-name="ce4" office:value-type="string">
              <text:p>Формат страницы</text:p>
            </table:table-cell>
            <table:table-cell table:style-name="ce17" office:value-type="string">
              <text:p>1.2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5"/>
            <table:table-cell table:style-name="ce55"/>
            <table:table-cell table:style-name="ce65" table:number-columns-repeated="2"/>
            <table:table-cell table:style-name="ce70"/>
            <table:table-cell table:style-name="ce55"/>
            <table:table-cell table:style-name="ce65" table:number-columns-repeated="1012"/>
          </table:table-row>
          <table:table-row-group table:display="false">
            <table:table-row table:style-name="ro3" table:visibility="collapse">
              <table:table-cell table:style-name="ce5" office:value-type="string">
                <text:p>А6</text:p>
              </table:table-cell>
              <table:table-cell table:style-name="ce18" office:value-type="string">
                <text:p>1.2.1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 office:value-type="string">
                <text:p>Отсутствует размер A6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6" office:value-type="string">
                <text:p>А5</text:p>
              </table:table-cell>
              <table:table-cell table:style-name="ce18" office:value-type="string">
                <text:p>1.2.2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 office:value-type="string">
                <text:p>Отсутствует размер A5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5" office:value-type="string">
                <text:p>А4</text:p>
              </table:table-cell>
              <table:table-cell table:style-name="ce18" office:value-type="string">
                <text:p>1.2.3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5" office:value-type="string">
                <text:p>А3</text:p>
              </table:table-cell>
              <table:table-cell table:style-name="ce18" office:value-type="string">
                <text:p>1.2.4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1.3</text:p>
            </table:table-cell>
            <table:table-cell table:style-name="ce25" office:value-type="string">
              <text:p>1</text:p>
            </table:table-cell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8" office:value-type="string">
              <text:p>1.4</text:p>
            </table:table-cell>
            <table:table-cell table:style-name="ce25" office:value-type="string">
              <text:p>1</text:p>
            </table:table-cell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Ориентация</text:p>
            </table:table-cell>
            <table:table-cell table:style-name="ce18" office:value-type="string">
              <text:p>1.5</text:p>
            </table:table-cell>
            <table:table-cell table:style-name="ce25" office:value-type="string">
              <text:p>1</text:p>
            </table:table-cell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2">
            <table:table-cell table:style-name="ce4" office:value-type="string">
              <text:p>Поля</text:p>
            </table:table-cell>
            <table:table-cell table:style-name="ce17" office:value-type="string">
              <text:p>1.6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 table:display="false">
            <table:table-row table:style-name="ro3" table:visibility="collapse">
              <table:table-cell table:style-name="ce5" office:value-type="string">
                <text:p>Слева</text:p>
              </table:table-cell>
              <table:table-cell table:style-name="ce18" office:value-type="string">
                <text:p>1.6.1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5" office:value-type="string">
                <text:p>Справа</text:p>
              </table:table-cell>
              <table:table-cell table:style-name="ce18" office:value-type="string">
                <text:p>1.6.2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5" office:value-type="string">
                <text:p>Сверху</text:p>
              </table:table-cell>
              <table:table-cell table:style-name="ce18" office:value-type="string">
                <text:p>1.6.3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 table:visibility="collapse">
              <table:table-cell table:style-name="ce5" office:value-type="string">
                <text:p>Снизу</text:p>
              </table:table-cell>
              <table:table-cell table:style-name="ce18" office:value-type="string">
                <text:p>1.6.4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1.7</text:p>
            </table:table-cell>
            <table:table-cell table:style-name="ce25" office:value-type="string">
              <text:p>1</text:p>
            </table:table-cell>
            <table:table-cell table:style-name="ce33" table:number-columns-repeated="2"/>
            <table:table-cell table:style-name="ce41"/>
            <table:table-cell table:style-name="ce46" office:value-type="boolean" office:boolean-value="false">
              <text:p>ЛОЖЬ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Значение сбрасывается</text:p>
            </table:table-cell>
            <table:table-cell table:style-name="ce76" office:value-type="boolean" office:boolean-value="false">
              <text:p>ЛОЖЬ</text:p>
            </table:table-cell>
            <table:table-cell table:number-columns-repeated="1011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1.8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1.8.1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4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1.8.2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1.09см, поле с лево установлено в 0.91см, а поле с права в 7см при начальной установке в 2см каждого поля</text:p>
              </table:table-cell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00см, поле с права в 7см при начальной установке в 2см каждого пол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Сдвигается вправо по средствам полей</text:p>
              </table:table-cell>
              <table:table-cell table:number-columns-repeated="1010"/>
            </table:table-row>
            <table:table-row table:style-name="ro4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1.8.3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1.09см, поле с лево установлено в 5.91см, а поле с права в 5.91см при начальной установке в 2см каждого поля</text:p>
              </table:table-cell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00см, поле слева в 7см при начальной установке в 2см каждого пол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Сдвигается влево по средствам полей</text:p>
              </table:table-cell>
              <table:table-cell table:number-columns-repeated="1010"/>
            </table:table-row>
            <table:table-row table:style-name="ro5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1.8.4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верху в 5.91см, при начальной установке в 2см каждого поля</text:p>
              </table:table-cell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00см, поле сверху в 7см при начальной установке в 2см каждого пол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Сдвигается вниз по средствам полей</text:p>
              </table:table-cell>
              <table:table-cell table:number-columns-repeated="1010"/>
            </table:table-row>
            <table:table-row table:style-name="ro5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1.8.5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91см, поле с лево установлено в 5.91см, поле с права в 7см, поле снизу в 5.91см, при начальной установке в 2см каждого поля</text:p>
              </table:table-cell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становлен в 5см, при этом реальное значение установлено в 0.00см, поле снизу в 7см при начальной установке в 2см каждого пол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Сдвигается вверх по средствам полей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7" office:value-type="string">
              <text:p>1.9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8"/>
            <table:table-cell table:style-name="ce57"/>
            <table:table-cell table:style-name="ce66"/>
            <table:table-cell table:style-name="ce57"/>
            <table:table-cell table:style-name="ce72"/>
            <table:table-cell table:style-name="ce57"/>
            <table:table-cell table:style-name="ce65" table:number-columns-repeated="1012"/>
          </table:table-row>
          <table:table-row-group>
            <table:table-row table:style-name="ro3">
              <table:table-cell table:style-name="ce5" office:value-type="string">
                <text:p>Смешанная ориентация</text:p>
              </table:table-cell>
              <table:table-cell table:style-name="ce18" office:value-type="string">
                <text:p>1.9.1</text:p>
              </table:table-cell>
              <table:table-cell table:style-name="ce25" office:value-type="string">
                <text:p>1</text:p>
              </table:table-cell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</table:table-row-group>
        <table:table-row table:style-name="ro2">
          <table:table-cell table:style-name="ce9" office:value-type="string">
            <text:p>Колонтитулы</text:p>
          </table:table-cell>
          <table:table-cell table:style-name="ce19" office:value-type="float" office:value="2">
            <text:p>2</text:p>
          </table:table-cell>
          <table:table-cell table:style-name="ce26"/>
          <table:table-cell table:style-name="ce34" table:number-columns-repeated="2"/>
          <table:table-cell table:style-name="ce42"/>
          <table:table-cell table:style-name="ce49"/>
          <table:table-cell table:style-name="ce58"/>
          <table:table-cell table:style-name="ce52"/>
          <table:table-cell table:style-name="ce53"/>
          <table:table-cell table:style-name="ce73"/>
          <table:table-cell table:style-name="ce58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Левое поле</text:p>
            </table:table-cell>
            <table:table-cell table:style-name="ce18" office:value-type="string">
              <text:p>2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false">
              <text:p>ЛОЖЬ</text:p>
            </table:table-cell>
            <table:table-cell table:style-name="ce56" office:value-type="string">
              <text:p>Поле сбрасывается в 0</text:p>
            </table:table-cell>
            <table:table-cell table:style-name="ce4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Поле сбрасывается в 0</text:p>
            </table:table-cell>
            <table:table-cell table:style-name="ce7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Правое поле</text:p>
            </table:table-cell>
            <table:table-cell table:style-name="ce18" office:value-type="string">
              <text:p>2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false">
              <text:p>ЛОЖЬ</text:p>
            </table:table-cell>
            <table:table-cell table:style-name="ce56" office:value-type="string">
              <text:p>Поле сбрасывается в 0</text:p>
            </table:table-cell>
            <table:table-cell table:style-name="ce4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Поле сбрасывается в 0</text:p>
            </table:table-cell>
            <table:table-cell table:style-name="ce76" office:value-type="boolean" office:boolean-value="false">
              <text:p>ЛОЖЬ</text:p>
            </table:table-cell>
            <table:table-cell office:value-type="string">
              <text:p>Указанный параметр отсутствует</text:p>
            </table:table-cell>
            <table:table-cell table:number-columns-repeated="1010"/>
          </table:table-row>
          <table:table-row table:style-name="ro6">
            <table:table-cell table:style-name="ce7" office:value-type="string">
              <text:p>Интервал</text:p>
            </table:table-cell>
            <table:table-cell table:style-name="ce18" office:value-type="string">
              <text:p>2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 table:style-name="ce67"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  <table:table-cell table:number-columns-repeated="1010"/>
          </table:table-row>
          <table:table-row table:style-name="ro4">
            <table:table-cell table:style-name="ce7" office:value-type="string">
              <text:p>Высота</text:p>
            </table:table-cell>
            <table:table-cell table:style-name="ce18" office:value-type="string">
              <text:p>2.4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false">
              <text:p>ЛОЖЬ</text:p>
            </table:table-cell>
            <table:table-cell table:style-name="ce56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46" office:value-type="boolean" office:boolean-value="false">
              <text:p>ЛОЖЬ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table:style-name="ce76" office:value-type="boolean" office:boolean-value="false">
              <text:p>ЛОЖЬ</text:p>
            </table:table-cell>
            <table:table-cell table:style-name="ce56"/>
            <table:table-cell table:number-columns-repeated="1010"/>
          </table:table-row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2.5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2.5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Все границы удаляются</text:p>
              </table:table-cell>
              <table:table-cell table:style-name="ce46" office:value-type="boolean" office:boolean-value="false">
                <text:p>ЛОЖЬ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Все границы удаляются</text:p>
              </table:table-cell>
              <table:table-cell table:style-name="ce76" office:value-type="boolean" office:boolean-value="false">
                <text:p>ЛОЖЬ</text:p>
              </table:table-cell>
              <table:table-cell table:style-name="ce56"/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2.5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76" office:value-type="boolean" office:boolean-value="false">
                <text:p>ЛОЖЬ</text:p>
              </table:table-cell>
              <table:table-cell table:style-name="ce56"/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2.5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76" office:value-type="boolean" office:boolean-value="false">
                <text:p>ЛОЖЬ</text:p>
              </table:table-cell>
              <table:table-cell table:style-name="ce56"/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2.5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76" office:value-type="boolean" office:boolean-value="false">
                <text:p>ЛОЖЬ</text:p>
              </table:table-cell>
              <table:table-cell table:style-name="ce56"/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2.5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76" office:value-type="boolean" office:boolean-value="false">
                <text:p>ЛОЖЬ</text:p>
              </table:table-cell>
              <table:table-cell table:style-name="ce56"/>
              <table:table-cell table:number-columns-repeated="1010"/>
            </table:table-row>
          </table:table-row-group>
          <table:table-row table:style-name="ro3">
            <table:table-cell table:style-name="ce7" office:value-type="string">
              <text:p>Нумерация</text:p>
            </table:table-cell>
            <table:table-cell table:style-name="ce18" office:value-type="string">
              <text:p>2.6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6">
            <table:table-cell table:style-name="ce7" office:value-type="string">
              <text:p>Таблица с данными</text:p>
            </table:table-cell>
            <table:table-cell table:style-name="ce18" office:value-type="string">
              <text:p>2.7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Таблица удаляется, содержимое разбивается в строках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</table:table-row-group>
        <table:table-row table:style-name="ro2">
          <table:table-cell table:style-name="ce10" office:value-type="string">
            <text:p>Колонки</text:p>
          </table:table-cell>
          <table:table-cell table:style-name="ce16" office:value-type="float" office:value="3">
            <text:p>3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Количество</text:p>
            </table:table-cell>
            <table:table-cell table:style-name="ce18" office:value-type="string">
              <text:p>3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3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 office:value-type="string">
              <text:p>Ругается на формат файла</text:p>
            </table:table-cell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8" office:value-type="string">
              <text:p>3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</table:table-row-group>
        <table:table-row table:style-name="ro2">
          <table:table-cell table:style-name="ce10" office:value-type="string">
            <text:p>Абзац</text:p>
          </table:table-cell>
          <table:table-cell table:style-name="ce16" office:value-type="float" office:value="4">
            <text:p>4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Отступ слева</text:p>
            </table:table-cell>
            <table:table-cell table:style-name="ce18" office:value-type="string">
              <text:p>4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Отступ справа</text:p>
            </table:table-cell>
            <table:table-cell table:style-name="ce18" office:value-type="string">
              <text:p>4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Первая строка</text:p>
            </table:table-cell>
            <table:table-cell table:style-name="ce18" office:value-type="string">
              <text:p>4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Интервал перед абзацем</text:p>
            </table:table-cell>
            <table:table-cell table:style-name="ce18" office:value-type="string">
              <text:p>4.4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Интервал после абзаца</text:p>
            </table:table-cell>
            <table:table-cell table:style-name="ce18" office:value-type="string">
              <text:p>4.5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Междустрочный интервал</text:p>
            </table:table-cell>
            <table:table-cell table:style-name="ce18" office:value-type="string">
              <text:p>4.6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4.7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6">
            <table:table-cell table:style-name="ce7" office:value-type="string">
              <text:p>Выделение цветом</text:p>
            </table:table-cell>
            <table:table-cell table:style-name="ce18" office:value-type="string">
              <text:p>4.8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 table:style-name="ce67" office:value-type="string">
              <text:p>Используется закраска фона вместо стандартных средств выделения</text:p>
            </table:table-cell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style-name="ce67" office:value-type="string">
              <text:p>Используется закраска фона вместо стандартных средств выделения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Горизонтальное выравнивание</text:p>
            </table:table-cell>
            <table:table-cell table:style-name="ce17" office:value-type="string">
              <text:p>4.9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5" office:value-type="string">
                <text:p>По левому краю</text:p>
              </table:table-cell>
              <table:table-cell table:style-name="ce18" office:value-type="string">
                <text:p>4.9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По правому краю</text:p>
              </table:table-cell>
              <table:table-cell table:style-name="ce18" office:value-type="string">
                <text:p>4.9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По центру</text:p>
              </table:table-cell>
              <table:table-cell table:style-name="ce18" office:value-type="string">
                <text:p>4.9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По ширине</text:p>
              </table:table-cell>
              <table:table-cell table:style-name="ce18" office:value-type="string">
                <text:p>4.9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  <table:table-row table:style-name="ro2">
            <table:table-cell table:style-name="ce4" office:value-type="string">
              <text:p>Вертикальное выравнивание</text:p>
            </table:table-cell>
            <table:table-cell table:style-name="ce17" office:value-type="string">
              <text:p>4.10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48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11" office:value-type="string">
                <text:p>По базовой линии</text:p>
              </table:table-cell>
              <table:table-cell table:style-name="ce18" office:value-type="string">
                <text:p>4.10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По верхнему краю</text:p>
              </table:table-cell>
              <table:table-cell table:style-name="ce18" office:value-type="string">
                <text:p>4.10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По середине</text:p>
              </table:table-cell>
              <table:table-cell table:style-name="ce18" office:value-type="string">
                <text:p>4.10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По нижнему краю</text:p>
              </table:table-cell>
              <table:table-cell table:style-name="ce18" office:value-type="string">
                <text:p>4.10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4.11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4.11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4.11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4.11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4.11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4.11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Значение сбрасывается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Разрыв</text:p>
            </table:table-cell>
            <table:table-cell table:style-name="ce17" office:value-type="string">
              <text:p>4.12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5" office:value-type="string">
                <text:p>Не разрывать абзац</text:p>
              </table:table-cell>
              <table:table-cell table:style-name="ce18" office:value-type="string">
                <text:p>4.12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Не отрывать от следующего</text:p>
              </table:table-cell>
              <table:table-cell table:style-name="ce18" office:value-type="string">
                <text:p>4.12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Запрет начальных висячих строк</text:p>
              </table:table-cell>
              <table:table-cell table:style-name="ce18" office:value-type="string">
                <text:p>4.12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Флаг сбрасыва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Флаг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Запрет концевых висячих строк</text:p>
              </table:table-cell>
              <table:table-cell table:style-name="ce18" office:value-type="string">
                <text:p>4.12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46" office:value-type="boolean" office:boolean-value="true">
                <text:p>ИСТИНА</text:p>
              </table:table-cell>
              <table:table-cell office:value-type="string">
                <text:p>Установлен флаг Запрет висячих строк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Флаг автоматически устанавливается и в Запрет начальных висячих строк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Флаг сброшен</text:p>
              </table:table-cell>
              <table:table-cell table:number-columns-repeated="1010"/>
            </table:table-row>
          </table:table-row-group>
        </table:table-row-group>
        <table:table-row table:style-name="ro2">
          <table:table-cell table:style-name="ce10" office:value-type="string">
            <text:p>Символы</text:p>
          </table:table-cell>
          <table:table-cell table:style-name="ce16" office:value-type="float" office:value="5">
            <text:p>5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Шрифт</text:p>
            </table:table-cell>
            <table:table-cell table:style-name="ce18" office:value-type="string">
              <text:p>5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Стиль</text:p>
            </table:table-cell>
            <table:table-cell table:style-name="ce18" office:value-type="string">
              <text:p>5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Кегль</text:p>
            </table:table-cell>
            <table:table-cell table:style-name="ce18" office:value-type="string">
              <text:p>5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Цвет</text:p>
            </table:table-cell>
            <table:table-cell table:style-name="ce18" office:value-type="string">
              <text:p>5.4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Надчеркивание</text:p>
            </table:table-cell>
            <table:table-cell table:style-name="ce18" office:value-type="string">
              <text:p>5.5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false">
              <text:p>ЛОЖЬ</text:p>
            </table:table-cell>
            <table:table-cell table:style-name="ce56" office:value-type="string">
              <text:p>Сбрасывается</text:p>
            </table:table-cell>
            <table:table-cell table:style-name="ce46" office:value-type="boolean" office:boolean-value="false">
              <text:p>ЛОЖЬ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Сбрасывается</text:p>
            </table:table-cell>
            <table:table-cell table:style-name="ce76" office:value-type="boolean" office:boolean-value="false">
              <text:p>ЛОЖЬ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Зачеркивание</text:p>
            </table:table-cell>
            <table:table-cell table:style-name="ce18" office:value-type="string">
              <text:p>5.6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 office:value-type="string">
              <text:p>Возможно только одинарное или двойное</text:p>
            </table:table-cell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 office:value-type="string">
              <text:p>Возможно только одинарное или двойное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Подчеркивание</text:p>
            </table:table-cell>
            <table:table-cell table:style-name="ce18" office:value-type="string">
              <text:p>5.7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Интервал</text:p>
            </table:table-cell>
            <table:table-cell table:style-name="ce18" office:value-type="string">
              <text:p>5.8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Вращение</text:p>
            </table:table-cell>
            <table:table-cell table:style-name="ce18" office:value-type="string">
              <text:p>5.9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 office:value-type="string">
              <text:p>Возможно только на 90 градусов</text:p>
            </table:table-cell>
            <table:table-cell table:style-name="ce46" office:value-type="boolean" office:boolean-value="true">
              <text:p>ИСТИНА</text:p>
            </table:table-cell>
            <table:table-cell office:value-type="string">
              <text:p>Гиперссылка не вращается</text:p>
            </table:table-cell>
            <table:table-cell table:style-name="ce71" office:value-type="boolean" office:boolean-value="true">
              <text:p>ИСТИНА</text:p>
            </table:table-cell>
            <table:table-cell table:style-name="ce56" office:value-type="string">
              <text:p>Возможно только на 90 градусов</text:p>
            </table:table-cell>
            <table:table-cell table:style-name="ce76" office:value-type="boolean" office:boolean-value="true">
              <text:p>ИСТИНА</text:p>
            </table:table-cell>
            <table:table-cell office:value-type="string">
              <text:p>Строка выезжает за границы страницы</text:p>
            </table:table-cell>
            <table:table-cell table:number-columns-repeated="1010"/>
          </table:table-row>
          <table:table-row table:style-name="ro3">
            <table:table-cell table:style-name="ce7" office:value-type="string">
              <text:p>Верхний индекс</text:p>
            </table:table-cell>
            <table:table-cell table:style-name="ce18" office:value-type="string">
              <text:p>5.10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Нижний индекс</text:p>
            </table:table-cell>
            <table:table-cell table:style-name="ce18" office:value-type="string">
              <text:p>5.1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Фон</text:p>
            </table:table-cell>
            <table:table-cell table:style-name="ce18" office:value-type="string">
              <text:p>5.1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 office:value-type="string">
              <text:p>Гиперссылка не закрашивается</text:p>
            </table:table-cell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Гиперссылка</text:p>
            </table:table-cell>
            <table:table-cell table:style-name="ce18" office:value-type="string">
              <text:p>5.1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false">
              <text:p>ЛОЖЬ</text:p>
            </table:table-cell>
            <table:table-cell office:value-type="string">
              <text:p>Файл не был открыт из за ошибки</text:p>
            </table:table-cell>
            <table:table-cell table:number-columns-repeated="1010"/>
          </table:table-row>
        </table:table-row-group>
        <table:table-row table:style-name="ro2">
          <table:table-cell table:style-name="ce10" office:value-type="string">
            <text:p>Списки</text:p>
          </table:table-cell>
          <table:table-cell table:style-name="ce16" office:value-type="float" office:value="6">
            <text:p>6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7">
            <table:table-cell table:style-name="ce7" office:value-type="string">
              <text:p>Уровни структуры</text:p>
            </table:table-cell>
            <table:table-cell table:style-name="ce18" office:value-type="string">
              <text:p>6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 office:value-type="string">
              <text:p>Уровень сохраняется только при использовании команд На один уровень вверх или На один уровень вниз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Маркированный список</text:p>
            </table:table-cell>
            <table:table-cell table:style-name="ce18" office:value-type="string">
              <text:p>6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 office:value-type="string">
              <text:p>Тип списка изменяется на WW8Num1</text:p>
            </table:table-cell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 office:value-type="string">
              <text:p>Тип списка изменяется на WW8Num1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Нумерованный список</text:p>
            </table:table-cell>
            <table:table-cell table:style-name="ce18" office:value-type="string">
              <text:p>6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 office:value-type="string">
              <text:p>Тип списка изменяется на WW8Num1</text:p>
            </table:table-cell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 office:value-type="string">
              <text:p>Тип списка изменяется на WW8Num1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</table:table-row-group>
        <table:table-row table:style-name="ro2">
          <table:table-cell table:style-name="ce10" office:value-type="string">
            <text:p>Изображения</text:p>
          </table:table-cell>
          <table:table-cell table:style-name="ce16" office:value-type="float" office:value="7">
            <text:p>7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Вставка изображения</text:p>
            </table:table-cell>
            <table:table-cell table:style-name="ce18" office:value-type="string">
              <text:p>7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4">
            <table:table-cell table:style-name="ce7" office:value-type="string">
              <text:p>Расположение</text:p>
            </table:table-cell>
            <table:table-cell table:style-name="ce18" office:value-type="string">
              <text:p>7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При наложении изображений друг на друга и задании их расположения, расположение изменяется хаотичным образом, а так же изменяется положение рисунков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Ширина</text:p>
            </table:table-cell>
            <table:table-cell table:style-name="ce18" office:value-type="string">
              <text:p>7.3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Высота</text:p>
            </table:table-cell>
            <table:table-cell table:style-name="ce18" office:value-type="string">
              <text:p>7.4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7.5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Значение сбрасывается</text:p>
            </table:table-cell>
            <table:table-cell table:style-name="ce76" office:value-type="boolean" office:boolean-value="false">
              <text:p>ЛОЖЬ</text:p>
            </table:table-cell>
            <table:table-cell office:value-type="string">
              <text:p>Параметр отсутствует</text:p>
            </table:table-cell>
            <table:table-cell table:number-columns-repeated="1010"/>
          </table:table-row>
          <table:table-row table:style-name="ro2">
            <table:table-cell table:style-name="ce4" office:value-type="string">
              <text:p>Привязка</text:p>
            </table:table-cell>
            <table:table-cell table:style-name="ce17" office:value-type="string">
              <text:p>7.6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8"/>
            <table:table-cell table:style-name="ce57"/>
            <table:table-cell table:style-name="ce66"/>
            <table:table-cell table:style-name="ce65"/>
            <table:table-cell table:style-name="ce72"/>
            <table:table-cell table:style-name="ce57"/>
            <table:table-cell table:style-name="ce65" table:number-columns-repeated="1012"/>
          </table:table-row>
          <table:table-row-group>
            <table:table-row table:style-name="ro3">
              <table:table-cell table:style-name="ce5" office:value-type="string">
                <text:p>К странице</text:p>
              </table:table-cell>
              <table:table-cell table:style-name="ce18" office:value-type="string">
                <text:p>7.6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Устанавливается привязка к символу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Устанавливается привязка к символу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К абзацу</text:p>
              </table:table-cell>
              <table:table-cell table:style-name="ce18" office:value-type="string">
                <text:p>7.6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Устанавливается привязка к символу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Устанавливается привязка к символу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Нет данного значения</text:p>
              </table:table-cell>
              <table:table-cell table:number-columns-repeated="1010"/>
            </table:table-row>
            <table:table-row table:style-name="ro4">
              <table:table-cell table:style-name="ce5" office:value-type="string">
                <text:p>К символу</text:p>
              </table:table-cell>
              <table:table-cell table:style-name="ce18" office:value-type="string">
                <text:p>7.6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Рекомендуется отбивать изображение сверху и снизу одной пустой строкой, иначе изображение меняется местами с предыдущей строкой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Как символ</text:p>
              </table:table-cell>
              <table:table-cell table:style-name="ce18" office:value-type="string">
                <text:p>7.6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style-name="ce71" office:value-type="boolean" office:boolean-value="true">
                <text:p>ИСТИНА</text:p>
              </table:table-cell>
              <table:table-cell table:style-name="ce56"/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 через Обтекание в тексте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бтекание</text:p>
            </table:table-cell>
            <table:table-cell table:style-name="ce17" office:value-type="string">
              <text:p>7.7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7">
              <table:table-cell table:style-name="ce5" office:value-type="string">
                <text:p>Без обтекания</text:p>
              </table:table-cell>
              <table:table-cell table:style-name="ce18" office:value-type="string">
                <text:p>7.7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10"/>
            </table:table-row>
            <table:table-row table:style-name="ro7">
              <table:table-cell table:style-name="ce5" office:value-type="string">
                <text:p>Сквозное обтекание</text:p>
              </table:table-cell>
              <table:table-cell table:style-name="ce18" office:value-type="string">
                <text:p>7.7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10"/>
            </table:table-row>
            <table:table-row table:style-name="ro7">
              <table:table-cell table:style-name="ce5" office:value-type="string">
                <text:p>По контуру</text:p>
              </table:table-cell>
              <table:table-cell table:style-name="ce18" office:value-type="string">
                <text:p>7.7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10"/>
            </table:table-row>
            <table:table-row table:style-name="ro7">
              <table:table-cell table:style-name="ce5" office:value-type="string">
                <text:p>Слева</text:p>
              </table:table-cell>
              <table:table-cell table:style-name="ce18" office:value-type="string">
                <text:p>7.7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10"/>
            </table:table-row>
            <table:table-row table:style-name="ro7">
              <table:table-cell table:style-name="ce5" office:value-type="string">
                <text:p>Справа</text:p>
              </table:table-cell>
              <table:table-cell table:style-name="ce18" office:value-type="string">
                <text:p>7.7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охраняется но изображение сдвигается (изменяется компонент Положение)</text:p>
              </table:table-cell>
              <table:table-cell table:style-name="ce76" office:value-type="boolean" office:boolean-value="true">
                <text:p>ИСТИНА</text:p>
              </table:table-cell>
              <table:table-cell office:value-type="string">
                <text:p>Реализуется, но изображение сдвигается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Отступы</text:p>
            </table:table-cell>
            <table:table-cell table:style-name="ce17" office:value-type="string">
              <text:p>7.8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11" office:value-type="string">
                <text:p>Слева</text:p>
              </table:table-cell>
              <table:table-cell table:style-name="ce18" office:value-type="string">
                <text:p>7.8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Справа</text:p>
              </table:table-cell>
              <table:table-cell table:style-name="ce18" office:value-type="string">
                <text:p>7.8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Сверху</text:p>
              </table:table-cell>
              <table:table-cell table:style-name="ce18" office:value-type="string">
                <text:p>7.8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  <table:table-row table:style-name="ro3">
              <table:table-cell table:style-name="ce11" office:value-type="string">
                <text:p>Снизу</text:p>
              </table:table-cell>
              <table:table-cell table:style-name="ce18" office:value-type="string">
                <text:p>7.8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/>
              <table:table-cell table:style-name="ce76" office:value-type="boolean" office:boolean-value="false">
                <text:p>ЛОЖЬ</text:p>
              </table:table-cell>
              <table:table-cell office:value-type="string">
                <text:p>Параметр отсутствует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4" office:value-type="string">
              <text:p>Выравнивание</text:p>
            </table:table-cell>
            <table:table-cell table:style-name="ce17" office:value-type="string">
              <text:p>7.9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6">
              <table:table-cell table:style-name="ce5" office:value-type="string">
                <text:p>По левому краю</text:p>
              </table:table-cell>
              <table:table-cell table:style-name="ce18" office:value-type="string">
                <text:p>7.9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Необходимо перед выравниванием установить привязку к абзацу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6">
              <table:table-cell table:style-name="ce5" office:value-type="string">
                <text:p>По правому краю</text:p>
              </table:table-cell>
              <table:table-cell table:style-name="ce18" office:value-type="string">
                <text:p>7.9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Необходимо перед выравниванием установить привязку к абзацу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6">
              <table:table-cell table:style-name="ce5" office:value-type="string">
                <text:p>По центру</text:p>
              </table:table-cell>
              <table:table-cell table:style-name="ce18" office:value-type="string">
                <text:p>7.9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Необходимо перед выравниванием установить привязку к абзацу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По верхнему краю</text:p>
              </table:table-cell>
              <table:table-cell table:style-name="ce18" office:value-type="string">
                <text:p>7.9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Расположение изображения не изменя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нижнему краю</text:p>
              </table:table-cell>
              <table:table-cell table:style-name="ce18" office:value-type="string">
                <text:p>7.9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Расположение изображения не изменя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По середине</text:p>
              </table:table-cell>
              <table:table-cell table:style-name="ce18" office:value-type="string">
                <text:p>7.9.6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Расположение изображения не изменя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Выравнивание не выполняется</text:p>
              </table:table-cell>
              <table:table-cell table:number-columns-repeated="1010"/>
            </table:table-row>
          </table:table-row-group>
          <table:table-row table:style-name="ro2">
            <table:table-cell table:style-name="ce12" office:value-type="string">
              <text:p>Название</text:p>
            </table:table-cell>
            <table:table-cell table:style-name="ce20" office:value-type="string">
              <text:p>7.10</text:p>
            </table:table-cell>
            <table:table-cell table:style-name="ce27"/>
            <table:table-cell table:style-name="ce35" table:number-columns-repeated="2"/>
            <table:table-cell table:style-name="ce43"/>
            <table:table-cell table:style-name="ce51"/>
            <table:table-cell table:style-name="ce60"/>
            <table:table-cell table:style-name="ce66"/>
            <table:table-cell table:style-name="ce65"/>
            <table:table-cell table:style-name="ce72"/>
            <table:table-cell table:style-name="ce60"/>
            <table:table-cell table:style-name="ce65" table:number-columns-repeated="1012"/>
          </table:table-row>
          <table:table-row-group>
            <table:table-row table:style-name="ro6">
              <table:table-cell table:style-name="ce5" office:value-type="string">
                <text:p>Текст</text:p>
              </table:table-cell>
              <table:table-cell table:style-name="ce18" office:value-type="string">
                <text:p>7.10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Сохраняется в виде текста. Нумерация не выставля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6">
              <table:table-cell table:style-name="ce5" office:value-type="string">
                <text:p>Категория</text:p>
              </table:table-cell>
              <table:table-cell table:style-name="ce18" office:value-type="string">
                <text:p>7.10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Сохраняется в виде текста. Нумерация не выставля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Нумерация</text:p>
              </table:table-cell>
              <table:table-cell table:style-name="ce18" office:value-type="string">
                <text:p>7.10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Устанавливается числовая нумерация</text:p>
              </table:table-cell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Нумерация не выставля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Разделитель</text:p>
              </table:table-cell>
              <table:table-cell table:style-name="ce18" office:value-type="string">
                <text:p>7.10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Нумерация не выставля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7.11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3">
              <table:table-cell table:style-name="ce8" office:value-type="string">
                <text:p>Границы</text:p>
              </table:table-cell>
              <table:table-cell table:style-name="ce18" office:value-type="string">
                <text:p>7.11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брамл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Границы отсутствуют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7.11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7.11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7.11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7.11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</table:table-row-group>
        </table:table-row-group>
        <table:table-row table:style-name="ro2">
          <table:table-cell table:style-name="ce10" office:value-type="string">
            <text:p>Таблицы</text:p>
          </table:table-cell>
          <table:table-cell table:style-name="ce16" office:value-type="float" office:value="8">
            <text:p>8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59"/>
          <table:table-cell table:style-name="ce52"/>
          <table:table-cell table:style-name="ce53"/>
          <table:table-cell table:style-name="ce73"/>
          <table:table-cell table:style-name="ce59"/>
          <table:table-cell table:style-name="ce53" table:number-columns-repeated="1012"/>
        </table:table-row>
        <table:table-row-group>
          <table:table-row table:style-name="ro3">
            <table:table-cell table:style-name="ce7" office:value-type="string">
              <text:p>Таблица</text:p>
            </table:table-cell>
            <table:table-cell table:style-name="ce18" office:value-type="string">
              <text:p>8.1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6">
            <table:table-cell table:style-name="ce7" office:value-type="string">
              <text:p>Объединение ячеек</text:p>
            </table:table-cell>
            <table:table-cell table:style-name="ce18" office:value-type="string">
              <text:p>8.2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56" office:value-type="string">
              <text:p>Сбивается случайным образом. Так же сбиваются границы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Повторять заголовок</text:p>
            </table:table-cell>
            <table:table-cell table:style-name="ce18" office:value-type="string">
              <text:p>8.4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Ширина столбцов</text:p>
            </table:table-cell>
            <table:table-cell table:style-name="ce18" office:value-type="string">
              <text:p>8.6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7" office:value-type="string">
              <text:p>Цвет фона</text:p>
            </table:table-cell>
            <table:table-cell table:style-name="ce18" office:value-type="string">
              <text:p>8.7</text:p>
            </table:table-cell>
            <table:table-cell table:style-name="ce25"/>
            <table:table-cell table:style-name="ce33" table:number-columns-repeated="2"/>
            <table:table-cell table:style-name="ce41"/>
            <table:table-cell table:style-name="ce46" office:value-type="boolean" office:boolean-value="true">
              <text:p>ИСТИНА</text:p>
            </table:table-cell>
            <table:table-cell table:style-name="ce56"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56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2">
            <table:table-cell table:style-name="ce4" office:value-type="string">
              <text:p>Интервал</text:p>
            </table:table-cell>
            <table:table-cell table:style-name="ce17" office:value-type="string">
              <text:p>8.8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7">
              <table:table-cell table:style-name="ce5" office:value-type="string">
                <text:p>Сверху</text:p>
              </table:table-cell>
              <table:table-cell table:style-name="ce18" office:value-type="string">
                <text:p>8.8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  <table:table-row table:style-name="ro7">
              <table:table-cell table:style-name="ce5" office:value-type="string">
                <text:p>Снизу</text:p>
              </table:table-cell>
              <table:table-cell table:style-name="ce18" office:value-type="string">
                <text:p>8.8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false">
                <text:p>ЛОЖЬ</text:p>
              </table:table-cell>
              <table:table-cell table:style-name="ce56" office:value-type="string">
                <text:p>Отступ удаляется</text:p>
              </table:table-cell>
              <table:table-cell table:style-name="ce4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Отступ удаляется. Выравнивание устанавливается по левому краю. Отступ слева устанавливается в -0.19</text:p>
              </table:table-cell>
              <table:table-cell table:style-name="ce76" office:value-type="boolean" office:boolean-value="false">
                <text:p>ЛОЖЬ</text:p>
              </table:table-cell>
              <table:table-cell office:value-type="string">
                <text:p>Отступ отсутствует</text:p>
              </table:table-cell>
              <table:table-cell table:number-columns-repeated="1010"/>
            </table:table-row>
            <table:table-row table:style-name="ro6">
              <table:table-cell table:style-name="ce5" office:value-type="string">
                <text:p>Слева</text:p>
              </table:table-cell>
              <table:table-cell table:style-name="ce18" office:value-type="string">
                <text:p>8.8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Работает при выравнивании по правому краю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6">
              <table:table-cell table:style-name="ce5" office:value-type="string">
                <text:p>Справа</text:p>
              </table:table-cell>
              <table:table-cell table:style-name="ce18" office:value-type="string">
                <text:p>8.8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Работает при выравнивании по правому краю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  <table:table-row table:style-name="ro2">
            <table:table-cell table:style-name="ce4" office:value-type="string">
              <text:p>Обрамление</text:p>
            </table:table-cell>
            <table:table-cell table:style-name="ce17" office:value-type="string">
              <text:p>8.9</text:p>
            </table:table-cell>
            <table:table-cell table:style-name="ce24"/>
            <table:table-cell table:style-name="ce32" table:number-columns-repeated="2"/>
            <table:table-cell table:style-name="ce40"/>
            <table:table-cell table:style-name="ce47"/>
            <table:table-cell table:style-name="ce55"/>
            <table:table-cell table:style-name="ce66"/>
            <table:table-cell table:style-name="ce65"/>
            <table:table-cell table:style-name="ce72"/>
            <table:table-cell table:style-name="ce55"/>
            <table:table-cell table:style-name="ce65" table:number-columns-repeated="1012"/>
          </table:table-row>
          <table:table-row-group>
            <table:table-row table:style-name="ro6">
              <table:table-cell table:style-name="ce8" office:value-type="string">
                <text:p>Границы</text:p>
              </table:table-cell>
              <table:table-cell table:style-name="ce18" office:value-type="string">
                <text:p>8.9.1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true">
                <text:p>ИСТИНА</text:p>
              </table:table-cell>
              <table:table-cell table:style-name="ce56" office:value-type="string">
                <text:p>Работают не все виды границ. Некоторые сбрасываются в сплошную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Отступ слева</text:p>
              </table:table-cell>
              <table:table-cell table:style-name="ce18" office:value-type="string">
                <text:p>8.9.2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Отступ справа</text:p>
              </table:table-cell>
              <table:table-cell table:style-name="ce18" office:value-type="string">
                <text:p>8.9.3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Отступ сверху</text:p>
              </table:table-cell>
              <table:table-cell table:style-name="ce18" office:value-type="string">
                <text:p>8.9.4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  <table:table-row table:style-name="ro3">
              <table:table-cell table:style-name="ce5" office:value-type="string">
                <text:p>Отступ снизу</text:p>
              </table:table-cell>
              <table:table-cell table:style-name="ce18" office:value-type="string">
                <text:p>8.9.5</text:p>
              </table:table-cell>
              <table:table-cell table:style-name="ce25"/>
              <table:table-cell table:style-name="ce33" table:number-columns-repeated="2"/>
              <table:table-cell table:style-name="ce41"/>
              <table:table-cell table:style-name="ce46" office:value-type="boolean" office:boolean-value="true">
                <text:p>ИСТИНА</text:p>
              </table:table-cell>
              <table:table-cell table:style-name="ce56"/>
              <table:table-cell table:style-name="ce46" office:value-type="boolean" office:boolean-value="true">
                <text:p>ИСТИНА</text:p>
              </table:table-cell>
              <table:table-cell/>
              <table:table-cell table:style-name="ce71" office:value-type="boolean" office:boolean-value="false">
                <text:p>ЛОЖЬ</text:p>
              </table:table-cell>
              <table:table-cell table:style-name="ce56" office:value-type="string">
                <text:p>Значение сбрасывается</text:p>
              </table:table-cell>
              <table:table-cell table:style-name="ce76" office:value-type="boolean" office:boolean-value="true">
                <text:p>ИСТИНА</text:p>
              </table:table-cell>
              <table:table-cell table:number-columns-repeated="1011"/>
            </table:table-row>
          </table:table-row-group>
        </table:table-row-group>
        <table:table-row table:style-name="ro2">
          <table:table-cell table:style-name="ce10" office:value-type="string">
            <text:p>Рецензирование</text:p>
          </table:table-cell>
          <table:table-cell table:style-name="ce16" office:value-type="float" office:value="9">
            <text:p>9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0"/>
          <table:table-cell table:style-name="ce61"/>
          <table:table-cell table:style-name="ce52"/>
          <table:table-cell table:style-name="ce53"/>
          <table:table-cell table:style-name="ce73"/>
          <table:table-cell table:style-name="ce61"/>
          <table:table-cell table:style-name="ce53" table:number-columns-repeated="1012"/>
        </table:table-row>
        <table:table-row-group>
          <table:table-row table:style-name="ro3">
            <table:table-cell table:style-name="ce13" office:value-type="string">
              <text:p>Удаление</text:p>
            </table:table-cell>
            <table:table-cell office:value-type="string">
              <text:p>9.1</text:p>
            </table:table-cell>
            <table:table-cell table:number-columns-repeated="4"/>
            <table:table-cell table:style-name="ce46" office:value-type="boolean" office:boolean-value="true">
              <text:p>ИСТИНА</text:p>
            </table:table-cell>
            <table:table-cell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62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13" office:value-type="string">
              <text:p>Добавление</text:p>
            </table:table-cell>
            <table:table-cell office:value-type="string">
              <text:p>9.2</text:p>
            </table:table-cell>
            <table:table-cell table:number-columns-repeated="4"/>
            <table:table-cell table:style-name="ce46" office:value-type="boolean" office:boolean-value="true">
              <text:p>ИСТИНА</text:p>
            </table:table-cell>
            <table:table-cell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62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  <table:table-row table:style-name="ro3">
            <table:table-cell table:style-name="ce13" office:value-type="string">
              <text:p>Примечания</text:p>
            </table:table-cell>
            <table:table-cell office:value-type="string">
              <text:p>9.3</text:p>
            </table:table-cell>
            <table:table-cell table:number-columns-repeated="4"/>
            <table:table-cell table:style-name="ce46" office:value-type="boolean" office:boolean-value="true">
              <text:p>ИСТИНА</text:p>
            </table:table-cell>
            <table:table-cell/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true">
              <text:p>ИСТИНА</text:p>
            </table:table-cell>
            <table:table-cell table:style-name="ce62"/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</table:table-row-group>
        <table:table-row table:style-name="ro2">
          <table:table-cell table:style-name="ce10" office:value-type="string">
            <text:p>Поля</text:p>
          </table:table-cell>
          <table:table-cell table:style-name="ce16" office:value-type="string">
            <text:p>10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2"/>
          <table:table-cell table:style-name="ce63"/>
          <table:table-cell table:style-name="ce52"/>
          <table:table-cell table:style-name="ce53"/>
          <table:table-cell table:style-name="ce73"/>
          <table:table-cell table:style-name="ce63"/>
          <table:table-cell table:style-name="ce53" table:number-columns-repeated="1012"/>
        </table:table-row>
        <table:table-row-group>
          <table:table-row table:style-name="ro7">
            <table:table-cell table:style-name="ce13" office:value-type="string">
              <text:p>Дата в пользовательском формате</text:p>
            </table:table-cell>
            <table:table-cell office:value-type="string">
              <text:p>10.1</text:p>
            </table:table-cell>
            <table:table-cell table:number-columns-repeated="4"/>
            <table:table-cell table:style-name="ce46" office:value-type="boolean" office:boolean-value="true">
              <text:p>ИСТИНА</text:p>
            </table:table-cell>
            <table:table-cell office:value-type="string">
              <text:p>Невозможно указать день в обрамлении двойных кавычек, поле удаляется после сохранения</text:p>
            </table:table-cell>
            <table:table-cell table:style-name="ce46" office:value-type="boolean" office:boolean-value="true">
              <text:p>ИСТИНА</text:p>
            </table:table-cell>
            <table:table-cell/>
            <table:table-cell table:style-name="ce71" office:value-type="boolean" office:boolean-value="false">
              <text:p>ЛОЖЬ</text:p>
            </table:table-cell>
            <table:table-cell table:style-name="ce62" office:value-type="string">
              <text:p>Поле добавляется, но пользовательский формат не сохраняется</text:p>
            </table:table-cell>
            <table:table-cell table:style-name="ce76" office:value-type="boolean" office:boolean-value="true">
              <text:p>ИСТИНА</text:p>
            </table:table-cell>
            <table:table-cell table:number-columns-repeated="1011"/>
          </table:table-row>
        </table:table-row-group>
        <table:table-row table:style-name="ro2">
          <table:table-cell table:style-name="ce10" office:value-type="string">
            <text:p>Формулы</text:p>
          </table:table-cell>
          <table:table-cell table:style-name="ce16" office:value-type="string">
            <text:p>11</text:p>
          </table:table-cell>
          <table:table-cell table:style-name="ce23"/>
          <table:table-cell table:style-name="ce31" table:number-columns-repeated="2"/>
          <table:table-cell table:style-name="ce39"/>
          <table:table-cell table:style-name="ce53"/>
          <table:table-cell table:style-name="ce63"/>
          <table:table-cell table:style-name="ce53" table:number-columns-repeated="2"/>
          <table:table-cell table:style-name="ce74"/>
          <table:table-cell table:style-name="ce53" table:number-columns-repeated="1013"/>
        </table:table-row>
        <table:table-row table:style-name="ro2">
          <table:table-cell table:style-name="ce13" office:value-type="string">
            <text:p>Скобки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Индексы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Матрицы и операции над множествами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Унарные и бинарные операторы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Отношения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Специальные символы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Функции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Крупные операторы</text:p>
          </table:table-cell>
          <table:table-cell table:number-columns-repeated="1023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Успешно" style:family="table-cell" style:parent-style-name="Default">
      <style:table-cell-properties fo:background-color="#94bd5e"/>
    </style:style>
    <style:style style:name="DНе_20_удачно" style:display-name="DНе удачно" style:family="table-cell" style:parent-style-name="Default">
      <style:table-cell-properties fo:background-color="#ff99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8T12:11:42</dc:date>
    <dc:creator>artur </dc:creator>
    <meta:editing-duration>PT7H30M40S</meta:editing-duration>
    <meta:editing-cycles>115</meta:editing-cycles>
    <meta:document-statistic meta:table-count="1" meta:cell-count="1007" meta:object-count="0"/>
  </office:meta>
</office:document-meta>
</file>